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264ca8" officeooo:paragraph-rsid="00264ca8"/>
    </style:style>
    <style:style style:name="P2" style:family="paragraph" style:parent-style-name="Text_20_body">
      <style:text-properties officeooo:paragraph-rsid="000d0928"/>
    </style:style>
    <style:style style:name="P3" style:family="paragraph" style:parent-style-name="Text_20_body">
      <style:text-properties officeooo:rsid="00264ca8" officeooo:paragraph-rsid="00264ca8"/>
    </style:style>
    <style:style style:name="P4" style:family="paragraph" style:parent-style-name="Text_20_body">
      <style:text-properties officeooo:rsid="0027fccb" officeooo:paragraph-rsid="0029ae5c"/>
    </style:style>
    <style:style style:name="P5" style:family="paragraph" style:parent-style-name="Text_20_body">
      <style:text-properties officeooo:rsid="0027fccb" officeooo:paragraph-rsid="0027fccb"/>
    </style:style>
    <style:style style:name="P6" style:family="paragraph" style:parent-style-name="Text_20_body">
      <style:text-properties officeooo:rsid="0029ae5c" officeooo:paragraph-rsid="0029ae5c"/>
    </style:style>
    <style:style style:name="P7" style:family="paragraph" style:parent-style-name="Text_20_body">
      <style:text-properties officeooo:rsid="002fe470" officeooo:paragraph-rsid="002fe470"/>
    </style:style>
    <style:style style:name="P8" style:family="paragraph" style:parent-style-name="Text_20_body">
      <style:text-properties officeooo:paragraph-rsid="0031c67f"/>
    </style:style>
    <style:style style:name="P9" style:family="paragraph" style:parent-style-name="Text_20_body">
      <style:text-properties officeooo:paragraph-rsid="002b5457"/>
    </style:style>
    <style:style style:name="P10" style:family="paragraph" style:parent-style-name="Text_20_body">
      <style:text-properties officeooo:rsid="00622c71" officeooo:paragraph-rsid="00622c71"/>
    </style:style>
    <style:style style:name="P11" style:family="paragraph" style:parent-style-name="Text_20_body">
      <style:text-properties officeooo:rsid="00658554" officeooo:paragraph-rsid="00658554"/>
    </style:style>
    <style:style style:name="P12" style:family="paragraph" style:parent-style-name="Text_20_body">
      <style:text-properties officeooo:paragraph-rsid="00658554"/>
    </style:style>
    <style:style style:name="P13" style:family="paragraph" style:parent-style-name="Text_20_body">
      <style:text-properties officeooo:rsid="00675be2" officeooo:paragraph-rsid="0070e708"/>
    </style:style>
    <style:style style:name="P14" style:family="paragraph" style:parent-style-name="Text_20_body">
      <style:text-properties officeooo:paragraph-rsid="0070e708"/>
    </style:style>
    <style:style style:name="P15" style:family="paragraph" style:parent-style-name="Text_20_body">
      <style:text-properties officeooo:rsid="0033c5fd" officeooo:paragraph-rsid="0033c5fd"/>
    </style:style>
    <style:style style:name="P16" style:family="paragraph" style:parent-style-name="Text_20_body">
      <style:text-properties officeooo:rsid="0078d2bc" officeooo:paragraph-rsid="0078d2bc"/>
    </style:style>
    <style:style style:name="P17" style:family="paragraph" style:parent-style-name="Standard">
      <style:text-properties officeooo:rsid="0054e45a" officeooo:paragraph-rsid="005bd046"/>
    </style:style>
    <style:style style:name="P18" style:family="paragraph" style:parent-style-name="Standard">
      <style:text-properties officeooo:rsid="0054e45a" officeooo:paragraph-rsid="005ce197"/>
    </style:style>
    <style:style style:name="P19" style:family="paragraph" style:parent-style-name="Standard">
      <style:text-properties officeooo:rsid="005ce197" officeooo:paragraph-rsid="005ce197"/>
    </style:style>
    <style:style style:name="P20" style:family="paragraph" style:parent-style-name="Heading_20_1">
      <style:text-properties officeooo:rsid="000d0928" officeooo:paragraph-rsid="000d0928"/>
    </style:style>
    <style:style style:name="P21" style:family="paragraph" style:parent-style-name="Heading_20_1">
      <style:text-properties style:font-name="Liberation Sans" fo:font-size="18.2000007629395pt" fo:font-weight="bold" officeooo:rsid="00264ca8" style:font-name-asian="Microsoft YaHei" style:font-size-asian="18.2000007629395pt" style:font-weight-asian="bold" style:font-name-complex="Lucida Sans" style:font-size-complex="18.2000007629395pt" style:font-weight-complex="bold"/>
    </style:style>
    <style:style style:name="P22" style:family="paragraph" style:parent-style-name="Heading_20_1">
      <style:text-properties style:font-name="Liberation Sans" fo:font-size="18.2000007629395pt" fo:font-weight="bold" officeooo:rsid="0029ae5c" officeooo:paragraph-rsid="0029ae5c" style:font-name-asian="Microsoft YaHei" style:font-size-asian="18.2000007629395pt" style:font-weight-asian="bold" style:font-name-complex="Lucida Sans" style:font-size-complex="18.2000007629395pt" style:font-weight-complex="bold"/>
    </style:style>
    <style:style style:name="P23" style:family="paragraph" style:parent-style-name="Heading_20_1">
      <style:text-properties style:font-name="Liberation Sans" fo:font-size="18.2000007629395pt" fo:font-weight="bold" officeooo:rsid="0029fbf7" officeooo:paragraph-rsid="0029fbf7" style:font-name-asian="Microsoft YaHei" style:font-size-asian="18.2000007629395pt" style:font-weight-asian="bold" style:font-name-complex="Lucida Sans" style:font-size-complex="18.2000007629395pt" style:font-weight-complex="bold"/>
    </style:style>
    <style:style style:name="P24" style:family="paragraph" style:parent-style-name="Heading_20_1">
      <style:text-properties style:font-name="Liberation Sans" fo:font-size="18.2000007629395pt" fo:font-weight="bold" officeooo:rsid="007697c5" officeooo:paragraph-rsid="007697c5" style:font-name-asian="Microsoft YaHei" style:font-size-asian="18.2000007629395pt" style:font-weight-asian="bold" style:font-name-complex="Lucida Sans" style:font-size-complex="18.2000007629395pt" style:font-weight-complex="bold"/>
    </style:style>
    <style:style style:name="P25" style:family="paragraph" style:parent-style-name="Standard" style:list-style-name="L1">
      <style:text-properties officeooo:paragraph-rsid="0029ae5c"/>
    </style:style>
    <style:style style:name="P26" style:family="paragraph" style:parent-style-name="Standard" style:list-style-name="L1">
      <style:text-properties officeooo:paragraph-rsid="0029fbf7"/>
    </style:style>
    <style:style style:name="P27" style:family="paragraph" style:parent-style-name="Standard" style:list-style-name="L1">
      <style:text-properties officeooo:paragraph-rsid="005ce197"/>
    </style:style>
    <style:style style:name="P28" style:family="paragraph" style:parent-style-name="Standard" style:list-style-name="L1">
      <style:text-properties officeooo:rsid="001ff47a" officeooo:paragraph-rsid="00444fbc"/>
    </style:style>
    <style:style style:name="P29" style:family="paragraph" style:parent-style-name="Standard" style:list-style-name="L1">
      <style:text-properties officeooo:rsid="00444fbc" officeooo:paragraph-rsid="00444fbc"/>
    </style:style>
    <style:style style:name="P30" style:family="paragraph" style:parent-style-name="Standard" style:list-style-name="L1">
      <style:text-properties officeooo:rsid="0029ae5c" officeooo:paragraph-rsid="0029ae5c"/>
    </style:style>
    <style:style style:name="P31" style:family="paragraph" style:parent-style-name="Text_20_body">
      <style:text-properties officeooo:rsid="0076d967" officeooo:paragraph-rsid="0076d967"/>
    </style:style>
    <style:style style:name="P32" style:family="paragraph" style:parent-style-name="Text_20_body">
      <style:text-properties officeooo:rsid="007697c5" officeooo:paragraph-rsid="007697c5"/>
    </style:style>
    <style:style style:name="T1" style:family="text">
      <style:text-properties officeooo:rsid="000d0928"/>
    </style:style>
    <style:style style:name="T2" style:family="text">
      <style:text-properties officeooo:rsid="001ff47a"/>
    </style:style>
    <style:style style:name="T3" style:family="text">
      <style:text-properties officeooo:rsid="00264ca8"/>
    </style:style>
    <style:style style:name="T4" style:family="text">
      <style:text-properties officeooo:rsid="0027fccb"/>
    </style:style>
    <style:style style:name="T5" style:family="text">
      <style:text-properties officeooo:rsid="0029ae5c"/>
    </style:style>
    <style:style style:name="T6" style:family="text">
      <style:text-properties fo:font-weight="bold" officeooo:rsid="0029ae5c" style:font-weight-asian="bold" style:font-weight-complex="bold"/>
    </style:style>
    <style:style style:name="T7" style:family="text">
      <style:text-properties fo:font-weight="bold" officeooo:rsid="0029fbf7" style:font-weight-asian="bold" style:font-weight-complex="bold"/>
    </style:style>
    <style:style style:name="T8" style:family="text">
      <style:text-properties style:text-position="super 58%" officeooo:rsid="0029ae5c"/>
    </style:style>
    <style:style style:name="T9" style:family="text">
      <style:text-properties officeooo:rsid="0029fbf7"/>
    </style:style>
    <style:style style:name="T10" style:family="text">
      <style:text-properties officeooo:rsid="002bc6f9"/>
    </style:style>
    <style:style style:name="T11" style:family="text">
      <style:text-properties officeooo:rsid="005bd046"/>
    </style:style>
    <style:style style:name="T12" style:family="text">
      <style:text-properties officeooo:rsid="00444fbc"/>
    </style:style>
    <style:style style:name="T13" style:family="text">
      <style:text-properties officeooo:rsid="005ce197"/>
    </style:style>
    <style:style style:name="T14" style:family="text">
      <style:text-properties officeooo:rsid="005e6361"/>
    </style:style>
    <style:style style:name="T15" style:family="text">
      <style:text-properties officeooo:rsid="0061264c"/>
    </style:style>
    <style:style style:name="T16" style:family="text">
      <style:text-properties officeooo:rsid="002b5457"/>
    </style:style>
    <style:style style:name="T17" style:family="text">
      <style:text-properties officeooo:rsid="00658554"/>
    </style:style>
    <style:style style:name="T18" style:family="text">
      <style:text-properties officeooo:rsid="0065be82"/>
    </style:style>
    <style:style style:name="T19" style:family="text">
      <style:text-properties officeooo:rsid="006883b4"/>
    </style:style>
    <style:style style:name="T20" style:family="text">
      <style:text-properties officeooo:rsid="00693f5d"/>
    </style:style>
    <style:style style:name="T21" style:family="text">
      <style:text-properties officeooo:rsid="00675be2"/>
    </style:style>
    <style:style style:name="T22" style:family="text">
      <style:text-properties officeooo:rsid="0076d967"/>
    </style:style>
    <style:style style:name="T23" style:family="text">
      <style:text-properties style:font-name="Lucida Console" officeooo:rsid="0078d2bc"/>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ificial Intelligence Nanodegree</text:p>
      <text:p text:style-name="P1">Adversarial search</text:p>
      <text:p text:style-name="Text_20_body"/>
      <text:h text:style-name="P20" text:outline-level="1">Overview</text:h>
      <text:p text:style-name="P2"><text:span text:style-name="T1">The goal of this project is t</text:span><text:span text:style-name="T3">o create an adversarial search agent that plays the game “Isolation”. <text:s/></text:span><text:span text:style-name="T4">Each agent has a limited time to decide which action to take.</text:span><text:span text:style-name="T3"> The project focuses on </text:span><text:span text:style-name="Strong_20_Emphasis"><text:span text:style-name="T3">optimizing</text:span></text:span><text:span text:style-name="T3"> the </text:span><text:span text:style-name="Strong_20_Emphasis"><text:span text:style-name="T3">Minimax</text:span></text:span><text:span text:style-name="T3"> algorithm, </text:span><text:span text:style-name="Strong_20_Emphasis"><text:span text:style-name="T9">developing</text:span></text:span><text:span text:style-name="Strong_20_Emphasis"><text:span text:style-name="T3"> and comparing different heuristics</text:span></text:span><text:span text:style-name="T3">.</text:span></text:p>
      <text:h text:style-name="P21" text:outline-level="1">Minimax algorithm improvements</text:h>
      <text:p text:style-name="P3">Minimax is a search algorithm that tries to minimize the possible loss in the worst case scenario. It builds a tree of scenarios by alternatively checking for the maximum outcome during its turn, and minimize the loss during its opponent turn.</text:p>
      <text:p text:style-name="P5">When Minimax reaches the end of a game (win or loss) it propagates back this score up the tree of scenarios. Prior to reaching the end of a game different heuristics can be applied to estimate the current score of a tree node. These heuristics become important in a time constrained environment, as the Minimax algorithm may not have enough computational time to score to reach a deterministic solution.</text:p>
      <text:p text:style-name="P4">To help improving the performance of the Minimax algorithm there are multiple algorithm enhancements that can be applied to the Minimax algorithm.</text:p>
      <text:p text:style-name="P6">Alpha-beta pruning introduces a lower and higher limit on the score to help prioritizes the exploration of optimal nodes from the stand point of each player.</text:p>
      <text:p text:style-name="P6">Iterative deepening forces Minimax to behave more like a BFS agent by putting a limit on the depth Minimax can reach at a given iteration. Once an iteration is complete, the depth limit is increased. It can be shown analytically that the cost of running the algorithm over multiple depth is negligible as each depth level double the time complexity. Limiting the depth can help reaching a better intermediary solution in a time constrained environment.</text:p>
      <text:h text:style-name="P22" text:outline-level="1">Custom Heuristics</text:h>
      <text:list xml:id="list2074571668" text:style-name="L1">
        <text:list-item>
          <text:p text:style-name="P28">Heuristic 1: <text:span text:style-name="T5">score = </text:span>agent’s move – opponent’s move</text:p>
          <text:p text:style-name="P29">Aggressive strategies: minimize the opponent’s move</text:p>
        </text:list-item>
        <text:list-item>
          <text:p text:style-name="P30">Heuristic 2: score = <text:span text:style-name="T2">agent’s move – </text:span><text:span text:style-name="Strong_20_Emphasis">2x</text:span> <text:span text:style-name="T2">opponent’s move</text:span></text:p>
        </text:list-item>
        <text:list-item>
          <text:p text:style-name="P25"><text:span text:style-name="T5">Heuristic 3: score = </text:span><text:span text:style-name="T2">agent’s move – </text:span><text:span text:style-name="Strong_20_Emphasis"><text:span text:style-name="T6">3</text:span></text:span><text:span text:style-name="Strong_20_Emphasis"><text:span text:style-name="T5">x</text:span></text:span><text:span text:style-name="T5"> </text:span><text:span text:style-name="T2">opponent’s move</text:span></text:p>
        </text:list-item>
        <text:list-item>
          <text:p text:style-name="P25"><text:span text:style-name="T5">Heuristic </text:span><text:span text:style-name="T9">4</text:span><text:span text:style-name="T5">: score = </text:span><text:span text:style-name="T2">agent’s move</text:span><text:span text:style-name="Strong_20_Emphasis"><text:span text:style-name="T8">2</text:span></text:span><text:span text:style-name="T2"> – opponent’s move</text:span><text:span text:style-name="Strong_20_Emphasis"><text:span text:style-name="T8">2</text:span></text:span></text:p>
        </text:list-item>
        <text:list-item>
          <text:p text:style-name="P25"><text:span text:style-name="T5">Heuristic </text:span><text:span text:style-name="T9">5</text:span><text:span text:style-name="T5">: score = </text:span><text:span text:style-name="T2">agent’s move</text:span><text:span text:style-name="Strong_20_Emphasis"><text:span text:style-name="T8">2</text:span></text:span><text:span text:style-name="T2"> – </text:span><text:span text:style-name="Strong_20_Emphasis"><text:span text:style-name="T9">1.5x</text:span></text:span><text:span text:style-name="T9"> </text:span><text:span text:style-name="T2">opponent’s move</text:span><text:span text:style-name="Strong_20_Emphasis"><text:span text:style-name="T8">2</text:span></text:span></text:p>
        </text:list-item>
        <text:list-item>
          <text:p text:style-name="P26"><text:span text:style-name="T5">Heuristic </text:span><text:span text:style-name="T9">6</text:span><text:span text:style-name="T5">: score = </text:span><text:span text:style-name="T2">agent’s move</text:span><text:span text:style-name="Strong_20_Emphasis"><text:span text:style-name="T8">2</text:span></text:span><text:span text:style-name="T2"> – </text:span><text:span text:style-name="Strong_20_Emphasis"><text:span text:style-name="T7">2</text:span></text:span><text:span text:style-name="Strong_20_Emphasis"><text:span text:style-name="T9">x</text:span></text:span><text:span text:style-name="T9"> </text:span><text:span text:style-name="T2">opponent’s move</text:span><text:span text:style-name="Strong_20_Emphasis"><text:span text:style-name="T8">2</text:span></text:span></text:p>
        </text:list-item>
      </text:list>
      <text:p text:style-name="P17"><text:soft-page-break/>Then from empirical analysis I observed that depending on the time given per turn certain heuristic performed better than others. This helped me realize that depending on how close the turn was to the end the heuristic <text:span text:style-name="T11">would</text:span> fair differently.</text:p>
      <text:p text:style-name="P18">Based on this observation I introduced a logic to change the heuristic based on how <text:span text:style-name="T11">many rounds have been played. Additionally from my experiments’ observations I noticed that the average number of rounds to reach the game’s end is around 33 rounds.</text:span></text:p>
      <text:p text:style-name="P19">I introduce a round target which materializes when the agent should switch strategy. Using a grid search approach I determined that the locally optimal value is to switch strategy sometime after 10-15 rounds. I introduce a ratio of the current round / target round and switch strategy when the ratio passes 0.5.</text:p>
      <text:p text:style-name="P19">Defensive to Aggressive strategies</text:p>
      <text:list xml:id="list190047181122074" text:continue-numbering="true" text:style-name="L1">
        <text:list-item>
          <text:p text:style-name="P27"><text:span text:style-name="T12">Heuristic 7: </text:span><text:span text:style-name="T13">ra</text:span><text:span text:style-name="T11">tio </text:span><text:span text:style-name="T13">&lt;</text:span><text:span text:style-name="T11"> 0.5 uses inverse of heuristic 2, </text:span><text:span text:style-name="T13">otherwise</text:span><text:span text:style-name="T11"> uses heuristic 2</text:span></text:p>
        </text:list-item>
        <text:list-item>
          <text:p text:style-name="P27"><text:span text:style-name="T11">Heuristic 8: </text:span><text:span text:style-name="T12">ratio </text:span><text:span text:style-name="T13">&lt;</text:span><text:span text:style-name="T12"> 0.5 </text:span><text:span text:style-name="T11">uses </text:span><text:span text:style-name="T13">inverse of </text:span><text:span text:style-name="T11">heuristic 3, </text:span><text:span text:style-name="T13">otherwise </text:span><text:span text:style-name="T11">uses </text:span><text:span text:style-name="T13">heuristic 3</text:span></text:p>
        </text:list-item>
        <text:list-item>
          <text:p text:style-name="P27"><text:span text:style-name="T13">Heuristic 9: </text:span><text:span text:style-name="T12">ratio </text:span><text:span text:style-name="T13">&lt;</text:span><text:span text:style-name="T12"> 0.5 </text:span><text:span text:style-name="T11">uses </text:span><text:span text:style-name="T13">inverse of </text:span><text:span text:style-name="T11">heuristic </text:span><text:span text:style-name="T14">3</text:span><text:span text:style-name="T11">, </text:span><text:span text:style-name="T13">otherwise </text:span><text:span text:style-name="T11">uses </text:span><text:span text:style-name="T13">heuristic </text:span><text:span text:style-name="T14">5</text:span></text:p>
        </text:list-item>
      </text:list>
      <text:p text:style-name="P19">Aggressive to defensive strategies</text:p>
      <text:list xml:id="list190046336446549" text:continue-numbering="true" text:style-name="L1">
        <text:list-item>
          <text:p text:style-name="P27"><text:span text:style-name="T13">Heuristic 10: ratio &lt; 0.5 uses heuristic 2, otherwise uses inverse of heuristic 2 </text:span><text:span text:style-name="T14">(#inverse of 7)</text:span></text:p>
        </text:list-item>
        <text:list-item>
          <text:p text:style-name="P27"><text:span text:style-name="T13">Heuristic 11: ratio &lt; 0.5 uses heuristic 5, <text:s/></text:span><text:span text:style-name="T14">otherwise inverse of heuristic 3 (inverse of #9)</text:span></text:p>
        </text:list-item>
      </text:list>
      <text:h text:style-name="P23" text:outline-level="1">Experiment</text:h>
      <text:p text:style-name="P9"><text:span text:style-name="T16">The baseline of the experiment is set as follow. The reference agent is a Minimax using heuristic 1, the custom agent is an Iterative deepening alpha-beta pruning Minimax which will be using all </text:span><text:span text:style-name="T15">10</text:span><text:span text:style-name="T16"> heuristics to compare their performance. Additionally multiple time limits with be compared to assess the </text:span><text:span text:style-name="T10">speed vs accuracy trade off.</text:span></text:p>
      <text:p text:style-name="P15">The custom agent is run 100 times with the fair_matches flag on, this results in 200 matches and should provide enough data to limit the randomness of results.</text:p>
      <text:p text:style-name="P16">I have added one argument -u/heuristic to the command line which selects the heuristic to run on the custom agent.</text:p>
      <text:p text:style-name="Code">python run_match.py -f -o MINIMAX -r 100 -u 8 -t <text:span text:style-name="T23">150</text:span></text:p>
      <text:h text:style-name="P24" text:outline-level="1"><text:soft-page-break/>Results</text:h>
      <text:p text:style-name="P32"><draw:frame draw:style-name="fr1" draw:name="Object1" text:anchor-type="char" svg:x="-0.7874in" svg:y="0.1543in" svg:width="8.4984in" svg:height="4.7811in" draw:z-index="0"><draw:object xlink:href="./Object 1" xlink:type="simple" xlink:show="embed" xlink:actuate="onLoad"/><draw:image xlink:href="./ObjectReplacements/Object 1" xlink:type="simple" xlink:show="embed" xlink:actuate="onLoad"/></draw:frame><draw:frame draw:style-name="fr1" draw:name="Object2" text:anchor-type="char" svg:x="-0.7874in" svg:y="4.7929in" svg:width="8.4984in" svg:height="4.7811in" draw:z-index="1"><draw:object xlink:href="./Object 2" xlink:type="simple" xlink:show="embed" xlink:actuate="onLoad"/><draw:image xlink:href="./ObjectReplacements/Object 2" xlink:type="simple" xlink:show="embed" xlink:actuate="onLoad"/></draw:frame></text:p>
      <text:p text:style-name="P32"><text:soft-page-break/></text:p>
      <text:h text:style-name="Heading_20_2" text:outline-level="2">Results evaluation</text:h>
      <text:p text:style-name="P7">One can clearly see that both time per round and the choice of heuristic has an impact on performance. <text:s/>Certain heuristic<text:span text:style-name="T15">s</text:span> also seem to be more stable with time.</text:p>
      <text:p text:style-name="P7">The overall best heuristic is heuristic 5, which seems to be perform the best irregardless of the time per turn.</text:p>
      <text:h text:style-name="Heading_20_2" text:outline-level="2">Questions</text:h>
      <text:p text:style-name="P8">What features of the game does your heuristic incorporate, and why do you think those features matter in evaluating states during search? </text:p>
      <text:p text:style-name="P10">The heuristics I developed introduces the number of rounds played as a feature. This feature has a clear impact on performance. It requires however a lot of time to find the locally optimal parameters (i.e. target rounds as well as aggressiveness and defensiveness factors). I used grid search to find a locally optimal target number of rounds.</text:p>
      <text:p text:style-name="P11">Analyze the search depth your agent achieves using your custom heuristic. Does search speed matter more or less than accuracy to the performance of your heuristic?</text:p>
      <text:p text:style-name="P12"><text:span text:style-name="T17">I did not implement a variable to keep track of the depth reach by the algorithm but I will rather use the average number of nodes and rounds per game to estimate the </text:span><text:span text:style-name="T18">average depth reach during each round. Let’s first take the upper limit of nodes 2^n for a given depth n, a rough average of 80,000 nodes per game and 33 rounds per game. This means an average of 2400 nodes per round, with 2^11 = 2048 that </text:span><text:span text:style-name="T22">means </text:span><text:span text:style-name="T18">the </text:span><text:span text:style-name="T22">iterative deepening </text:span><text:span text:style-name="T18">algorithms explores a minimum depth of 1</text:span><text:span text:style-name="T22">0 in its last iteration</text:span><text:span text:style-name="T18">.</text:span></text:p>
      <text:p text:style-name="P13">To simulate the speed vs accuracy trade-off, taking a look at the accuracy profile of different heuristics across multiple time-limits helps us understand which heuristics are most susceptible to a reduced speed.</text:p>
      <text:p text:style-name="P14"><text:span text:style-name="T21">Conversely the accuracy </text:span><text:span text:style-name="T19">represents how certain the heuristic is of one move being higher value than another. Due to the nature of the iterative alpha-beta pruning, this means that unless the algorithm has reached all final possible states the accuracy can be assessed by </text:span><text:span text:style-name="T20">the quality of the score at a non-final state.</text:span></text:p>
      <text:p text:style-name="P31">An example of such trade-off is heuristic 2 and heuristic 7 which suffer degraded performance when allocated more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ucida Console" svg:font-family="'Lucida Console'"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Text_20_body_20_indent" style:next-style-name="Text_20_body">
      <loext:graphic-properties draw:fill="solid" draw:fill-color="#dddddd"/>
      <style:paragraph-properties fo:background-color="#dddddd"/>
      <style:text-properties style:font-name="Lucida Console" fo:font-family="'Lucida Console'" style:font-style-name="Regular" style:font-family-generic="modern" style:font-pitch="fixe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8T09:00:03.928000000</meta:creation-date>
    <dc:date>2020-05-10T19:00:45.136000000</dc:date>
    <meta:editing-duration>PT5H53M51S</meta:editing-duration>
    <meta:editing-cycles>18</meta:editing-cycles>
    <meta:generator>LibreOffice/6.4.3.2$Windows_X86_64 LibreOffice_project/747b5d0ebf89f41c860ec2a39efd7cb15b54f2d8</meta:generator>
    <meta:document-statistic meta:table-count="0" meta:image-count="0" meta:object-count="2" meta:page-count="4" meta:paragraph-count="45" meta:word-count="1044" meta:character-count="6230" meta:non-whitespace-character-count="523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tick-marks-minor-inner="true" chart:tick-marks-minor-outer="fals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1">
      <style:chart-properties chart:display-label="true" chart:logarithmic="false" chart:minimum="0.5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automatic" chart:symbol-width="0.175cm" chart:symbol-height="0.175cm" chart:link-data-style-to-source="true"/>
      <style:graphic-properties draw:stroke="none" draw:fill-color="#ffd320" draw:opacity="50%" dr3d:edge-rounding="5%"/>
      <style:text-properties fo:font-size="10pt" style:font-size-asian="10pt" style:font-size-complex="10pt"/>
    </style:style>
    <style:style style:name="ch12" style:family="chart" style:data-style-name="N0">
      <style:chart-properties chart:symbol-type="automatic" chart:symbol-width="0.175cm" chart:symbol-height="0.175cm" chart:link-data-style-to-source="true"/>
      <style:graphic-properties draw:stroke="none" draw:fill-color="#83caff" draw:opacity="50%" dr3d:edge-rounding="5%"/>
      <style:text-properties fo:font-size="10pt" style:font-size-asian="10pt" style:font-size-complex="10pt"/>
    </style:style>
    <style:style style:name="ch13" style:family="chart" style:data-style-name="N0">
      <style:chart-properties chart:symbol-type="automatic" chart:symbol-width="0.175cm" chart:symbol-height="0.175cm" chart:link-data-style-to-source="true"/>
      <style:graphic-properties draw:stroke="none" draw:fill-color="#4b1f6f" draw:opacity="50%"/>
      <style:text-properties fo:font-size="10pt" style:font-size-asian="10pt" style:font-size-complex="10pt"/>
    </style:style>
    <style:style style:name="ch14" style:family="chart" style:data-style-name="N0">
      <style:chart-properties chart:symbol-type="automatic" chart:symbol-width="0.175cm" chart:symbol-height="0.175cm" chart:link-data-style-to-source="true"/>
      <style:graphic-properties draw:stroke="none" draw:fill-color="#ff860d" draw:opacity="50%"/>
      <style:text-properties fo:font-size="10pt" style:font-size-asian="10pt" style:font-size-complex="10pt"/>
    </style:style>
    <style:style style:name="ch15" style:family="chart" style:data-style-name="N0">
      <style:chart-properties chart:symbol-type="automatic" chart:symbol-width="0.175cm" chart:symbol-height="0.175cm" chart:link-data-style-to-source="true"/>
      <style:graphic-properties draw:stroke="none" draw:fill-color="#ff420e" draw:opacity="50%"/>
      <style:text-properties fo:font-size="10pt" style:font-size-asian="10pt" style:font-size-complex="10pt"/>
    </style:style>
    <style:style style:name="ch16" style:family="chart" style:data-style-name="N0">
      <style:chart-properties chart:symbol-type="automatic" chart:symbol-width="0.175cm" chart:symbol-height="0.175cm" chart:link-data-style-to-source="true"/>
      <style:graphic-properties draw:stroke="none" draw:fill-color="#00a933" draw:opacity="50%"/>
      <style:text-properties fo:font-size="10pt" style:font-size-asian="10pt" style:font-size-complex="10pt"/>
    </style:style>
    <style:style style:name="ch17" style:family="chart" style:data-style-name="N11">
      <style:chart-properties chart:symbol-type="none" chart:link-data-style-to-source="true"/>
      <style:graphic-properties svg:stroke-width="0.08cm" svg:stroke-color="#ffd320" draw:fill-color="#ffd320"/>
      <style:text-properties fo:font-size="10pt" style:font-size-asian="10pt" style:font-size-complex="10pt"/>
    </style:style>
    <style:style style:name="ch18" style:family="chart" style:data-style-name="N11">
      <style:chart-properties chart:symbol-type="none" chart:link-data-style-to-source="true"/>
      <style:graphic-properties svg:stroke-width="0.08cm" svg:stroke-color="#83caff" draw:fill-color="#83caff"/>
      <style:text-properties fo:font-size="10pt" style:font-size-asian="10pt" style:font-size-complex="10pt"/>
    </style:style>
    <style:style style:name="ch19" style:family="chart" style:data-style-name="N11">
      <style:chart-properties chart:symbol-type="none" chart:link-data-style-to-source="true"/>
      <style:graphic-properties svg:stroke-width="0.08cm" svg:stroke-color="#4b1f6f" draw:fill-color="#4b1f6f"/>
      <style:text-properties fo:font-size="10pt" style:font-size-asian="10pt" style:font-size-complex="10pt"/>
    </style:style>
    <style:style style:name="ch20" style:family="chart" style:data-style-name="N11">
      <style:chart-properties chart:symbol-type="none" chart:link-data-style-to-source="true"/>
      <style:graphic-properties svg:stroke-width="0.08cm" svg:stroke-color="#ff950e" draw:fill-color="#ff950e"/>
      <style:text-properties fo:font-size="10pt" style:font-size-asian="10pt" style:font-size-complex="10pt"/>
    </style:style>
    <style:style style:name="ch21" style:family="chart" style:data-style-name="N11">
      <style:chart-properties chart:symbol-type="none" chart:link-data-style-to-source="true"/>
      <style:graphic-properties svg:stroke-width="0.08cm" svg:stroke-color="#c5000b" draw:fill-color="#c5000b"/>
      <style:text-properties fo:font-size="10pt" style:font-size-asian="10pt" style:font-size-complex="10pt"/>
    </style:style>
    <style:style style:name="ch22" style:family="chart" style:data-style-name="N11">
      <style:chart-properties chart:symbol-type="none" chart:link-data-style-to-source="true"/>
      <style:graphic-properties svg:stroke-width="0.08cm" svg:stroke-color="#00a933" draw:fill-color="#00a933"/>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21.586cm" svg:height="12.144cm" xlink:href="." xlink:type="simple" chart:class="chart:bar" chart:style-name="ch1">
        <chart:title svg:x="6.339cm" svg:y="0.378cm" chart:style-name="ch2">
          <text:p>Minimax heuristic performance comparison</text:p>
        </chart:title>
        <chart:legend chart:legend-position="end" svg:x="18.697cm" svg:y="2.998cm" style:legend-expansion="high" chart:style-name="ch3"/>
        <chart:plot-area chart:style-name="ch4" chart:data-source-has-labels="both" svg:x="1.432cm" svg:y="1.425cm" svg:width="15.852cm" svg:height="9.506cm">
          <chartooo:coordinate-region svg:x="2.826cm" svg:y="1.627cm" svg:width="13.021cm" svg:height="8.651cm"/>
          <chart:axis chart:dimension="x" chart:name="primary-x" chart:style-name="ch5" chartooo:axis-type="auto">
            <chartooo:date-scale/>
            <chart:title svg:x="8.391cm" svg:y="11.173cm" chart:style-name="ch6">
              <text:p>Time per turn</text:p>
            </chart:title>
            <chart:categories table:cell-range-address="local-table.$A$2:.$A$4"/>
            <chart:grid chart:style-name="ch7" chart:class="major"/>
          </chart:axis>
          <chart:axis chart:dimension="y" chart:name="primary-y" chart:style-name="ch8">
            <chart:title svg:x="0.451cm" svg:y="8.14cm" chart:style-name="ch9">
              <text:p>Number of nodes expanded</text:p>
            </chart:title>
            <chart:grid chart:style-name="ch7" chart:class="major"/>
          </chart:axis>
          <chart:axis chart:dimension="y" chart:name="secondary-y" chart:style-name="ch10">
            <chart:title svg:x="17.715cm" svg:y="7.611cm" chart:style-name="ch9">
              <text:p>% of winning games</text:p>
            </chart:title>
          </chart:axis>
          <chart:series chart:attached-axis="primary-y" chart:style-name="ch11" chart:values-cell-range-address="local-table.$B$2:.$B$4" chart:label-cell-address="local-table.$B$1" chart:class="chart:bar">
            <chart:data-point chart:repeated="3"/>
          </chart:series>
          <chart:series chart:attached-axis="primary-y" chart:style-name="ch12" chart:values-cell-range-address="local-table.$C$2:.$C$4" chart:label-cell-address="local-table.$C$1" chart:class="chart:bar">
            <chart:data-point chart:repeated="3"/>
          </chart:series>
          <chart:series chart:attached-axis="primary-y" chart:style-name="ch13" chart:values-cell-range-address="local-table.$D$2:.$D$4" chart:label-cell-address="local-table.$D$1" chart:class="chart:bar">
            <chart:data-point chart:repeated="3"/>
          </chart:series>
          <chart:series chart:attached-axis="primary-y" chart:style-name="ch14" chart:values-cell-range-address="local-table.$E$2:.$E$4" chart:label-cell-address="local-table.$E$1" chart:class="chart:bar">
            <chart:data-point chart:repeated="3"/>
          </chart:series>
          <chart:series chart:attached-axis="primary-y" chart:style-name="ch15" chart:values-cell-range-address="local-table.$F$2:.$F$4" chart:label-cell-address="local-table.$F$1" chart:class="chart:bar">
            <chart:data-point chart:repeated="3"/>
          </chart:series>
          <chart:series chart:attached-axis="primary-y" chart:style-name="ch16" chart:values-cell-range-address="local-table.$G$2:.$G$4" chart:label-cell-address="local-table.$G$1" chart:class="chart:bar">
            <chart:data-point chart:repeated="3"/>
          </chart:series>
          <chart:series chart:attached-axis="secondary-y" chart:style-name="ch17" chart:values-cell-range-address="local-table.$H$2:.$H$4" chart:label-cell-address="local-table.$H$1" chart:class="chart:line">
            <chart:data-point chart:repeated="3"/>
          </chart:series>
          <chart:series chart:attached-axis="secondary-y" chart:style-name="ch18" chart:values-cell-range-address="local-table.$I$2:.$I$4" chart:label-cell-address="local-table.$I$1" chart:class="chart:line">
            <chart:data-point chart:repeated="3"/>
          </chart:series>
          <chart:series chart:attached-axis="secondary-y" chart:style-name="ch19" chart:values-cell-range-address="local-table.$J$2:.$J$4" chart:label-cell-address="local-table.$J$1" chart:class="chart:line">
            <chart:data-point chart:repeated="3"/>
          </chart:series>
          <chart:series chart:attached-axis="secondary-y" chart:style-name="ch20" chart:values-cell-range-address="local-table.$K$2:.$K$4" chart:label-cell-address="local-table.$K$1" chart:class="chart:line">
            <chart:data-point chart:repeated="3"/>
          </chart:series>
          <chart:series chart:attached-axis="secondary-y" chart:style-name="ch21" chart:values-cell-range-address="local-table.$L$2:.$L$4" chart:label-cell-address="local-table.$L$1" chart:class="chart:line">
            <chart:data-point chart:repeated="3"/>
          </chart:series>
          <chart:series chart:attached-axis="secondary-y" chart:style-name="ch22" chart:values-cell-range-address="local-table.$M$2:.$M$4" chart:label-cell-address="local-table.$M$1" chart:class="chart:line">
            <chart:data-point chart:repeated="3"/>
          </chart:series>
          <chart:wall chart:style-name="ch23"/>
          <chart:floor chart:style-name="ch24"/>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heuristic1</text:p>
              </table:table-cell>
              <table:table-cell office:value-type="string">
                <text:p>heuristic2</text:p>
              </table:table-cell>
              <table:table-cell office:value-type="string">
                <text:p>heuristic3</text:p>
              </table:table-cell>
              <table:table-cell office:value-type="string">
                <text:p>heuristic4</text:p>
              </table:table-cell>
              <table:table-cell office:value-type="string">
                <text:p>heuristic5</text:p>
              </table:table-cell>
              <table:table-cell office:value-type="string">
                <text:p>heuristic6</text:p>
              </table:table-cell>
              <table:table-cell office:value-type="string">
                <text:p>heuristic1</text:p>
              </table:table-cell>
              <table:table-cell office:value-type="string">
                <text:p>heuristic2</text:p>
              </table:table-cell>
              <table:table-cell office:value-type="string">
                <text:p>heuristic3</text:p>
              </table:table-cell>
              <table:table-cell office:value-type="string">
                <text:p>heuristic4</text:p>
              </table:table-cell>
              <table:table-cell office:value-type="string">
                <text:p>heuristic5</text:p>
              </table:table-cell>
              <table:table-cell office:value-type="string">
                <text:p>heuristic6</text:p>
              </table:table-cell>
            </table:table-row>
          </table:table-header-rows>
          <table:table-rows>
            <table:table-row>
              <table:table-cell office:value-type="float" office:value="50">
                <text:p>50</text:p>
              </table:table-cell>
              <table:table-cell office:value-type="float" office:value="27975">
                <text:p>27975</text:p>
              </table:table-cell>
              <table:table-cell office:value-type="float" office:value="27733">
                <text:p>27733</text:p>
              </table:table-cell>
              <table:table-cell office:value-type="float" office:value="26372">
                <text:p>26372</text:p>
              </table:table-cell>
              <table:table-cell office:value-type="float" office:value="27546">
                <text:p>27546</text:p>
              </table:table-cell>
              <table:table-cell office:value-type="float" office:value="27735">
                <text:p>27735</text:p>
              </table:table-cell>
              <table:table-cell office:value-type="float" office:value="28388">
                <text:p>28388</text:p>
              </table:table-cell>
              <table:table-cell office:value-type="float" office:value="0.6525">
                <text:p>0.6525</text:p>
              </table:table-cell>
              <table:table-cell office:value-type="float" office:value="0.578">
                <text:p>0.578</text:p>
              </table:table-cell>
              <table:table-cell office:value-type="float" office:value="0.635">
                <text:p>0.635</text:p>
              </table:table-cell>
              <table:table-cell office:value-type="float" office:value="0.64">
                <text:p>0.64</text:p>
              </table:table-cell>
              <table:table-cell office:value-type="float" office:value="0.665">
                <text:p>0.665</text:p>
              </table:table-cell>
              <table:table-cell office:value-type="float" office:value="0.615">
                <text:p>0.615</text:p>
              </table:table-cell>
            </table:table-row>
            <table:table-row>
              <table:table-cell office:value-type="float" office:value="150">
                <text:p>150</text:p>
              </table:table-cell>
              <table:table-cell office:value-type="float" office:value="80538">
                <text:p>80538</text:p>
              </table:table-cell>
              <table:table-cell office:value-type="float" office:value="81025">
                <text:p>81025</text:p>
              </table:table-cell>
              <table:table-cell office:value-type="float" office:value="79988">
                <text:p>79988</text:p>
              </table:table-cell>
              <table:table-cell office:value-type="float" office:value="79794">
                <text:p>79794</text:p>
              </table:table-cell>
              <table:table-cell office:value-type="float" office:value="79176">
                <text:p>79176</text:p>
              </table:table-cell>
              <table:table-cell office:value-type="float" office:value="77341">
                <text:p>77341</text:p>
              </table:table-cell>
              <table:table-cell office:value-type="float" office:value="0.672">
                <text:p>0.672</text:p>
              </table:table-cell>
              <table:table-cell office:value-type="float" office:value="0.76">
                <text:p>0.76</text:p>
              </table:table-cell>
              <table:table-cell office:value-type="float" office:value="0.725">
                <text:p>0.725</text:p>
              </table:table-cell>
              <table:table-cell office:value-type="float" office:value="0.695">
                <text:p>0.695</text:p>
              </table:table-cell>
              <table:table-cell office:value-type="float" office:value="0.728">
                <text:p>0.728</text:p>
              </table:table-cell>
              <table:table-cell office:value-type="float" office:value="0.71">
                <text:p>0.71</text:p>
              </table:table-cell>
            </table:table-row>
            <table:table-row>
              <table:table-cell office:value-type="float" office:value="300">
                <text:p>300</text:p>
              </table:table-cell>
              <table:table-cell office:value-type="float" office:value="136578">
                <text:p>136578</text:p>
              </table:table-cell>
              <table:table-cell office:value-type="float" office:value="143974">
                <text:p>143974</text:p>
              </table:table-cell>
              <table:table-cell office:value-type="float" office:value="144915">
                <text:p>144915</text:p>
              </table:table-cell>
              <table:table-cell office:value-type="float" office:value="142469">
                <text:p>142469</text:p>
              </table:table-cell>
              <table:table-cell office:value-type="float" office:value="143124">
                <text:p>143124</text:p>
              </table:table-cell>
              <table:table-cell office:value-type="float" office:value="144218">
                <text:p>144218</text:p>
              </table:table-cell>
              <table:table-cell office:value-type="float" office:value="0.758">
                <text:p>0.758</text:p>
              </table:table-cell>
              <table:table-cell office:value-type="float" office:value="0.77">
                <text:p>0.77</text:p>
              </table:table-cell>
              <table:table-cell office:value-type="float" office:value="0.805">
                <text:p>0.805</text:p>
              </table:table-cell>
              <table:table-cell office:value-type="float" office:value="0.795">
                <text:p>0.795</text:p>
              </table:table-cell>
              <table:table-cell office:value-type="float" office:value="0.8">
                <text:p>0.8</text:p>
              </table:table-cell>
              <table:table-cell office:value-type="float" office:value="0.74">
                <text:p>0.74</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opacity draw:name="ChartTransparencyGradient_20_2" draw:display-name="ChartTransparencyGradient 2" draw:style="radial" draw:cx="50%" draw:cy="50%" draw:start="20%" draw:end="100%" draw:border="0%"/>
    <draw:opacity draw:name="ChartTransparencyGradient_20_3" draw:display-name="ChartTransparencyGradient 3" draw:style="radial" draw:cx="50%" draw:cy="50%" draw:start="0%" draw:end="100%" draw:border="0%"/>
    <draw:opacity draw:name="ChartTransparencyGradient_20_4" draw:display-name="ChartTransparencyGradient 4" draw:style="square" draw:cx="50%" draw:cy="50%" draw:start="0%" draw:end="100%" draw:angle="0" draw:border="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tick-marks-minor-inner="true" chart:tick-marks-minor-outer="fals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1">
      <style:chart-properties chart:display-label="true" chart:logarithmic="false" chart:minimum="0.5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automatic" chart:symbol-width="0.175cm" chart:symbol-height="0.175cm" chart:link-data-style-to-source="true"/>
      <style:graphic-properties draw:stroke="none" draw:fill-color="#ff420e" draw:opacity="50%"/>
      <style:text-properties fo:font-size="10pt" style:font-size-asian="10pt" style:font-size-complex="10pt"/>
    </style:style>
    <style:style style:name="ch12" style:family="chart" style:data-style-name="N0">
      <style:chart-properties chart:symbol-type="automatic" chart:symbol-width="0.175cm" chart:symbol-height="0.175cm" chart:link-data-style-to-source="true"/>
      <style:graphic-properties draw:stroke="none" draw:fill-color="#ffd320" draw:opacity="50%" dr3d:edge-rounding="5%"/>
      <style:text-properties fo:font-size="10pt" style:font-size-asian="10pt" style:font-size-complex="10pt"/>
    </style:style>
    <style:style style:name="ch13" style:family="chart" style:data-style-name="N0">
      <style:chart-properties chart:symbol-type="automatic" chart:symbol-width="0.175cm" chart:symbol-height="0.175cm" chart:link-data-style-to-source="true"/>
      <style:graphic-properties draw:stroke="none" draw:fill-color="#4b1f6f" draw:opacity="50%"/>
      <style:text-properties fo:font-size="10pt" style:font-size-asian="10pt" style:font-size-complex="10pt"/>
    </style:style>
    <style:style style:name="ch14" style:family="chart" style:data-style-name="N0">
      <style:chart-properties chart:symbol-type="automatic" chart:symbol-width="0.175cm" chart:symbol-height="0.175cm" chart:link-data-style-to-source="true"/>
      <style:graphic-properties draw:stroke="none" draw:fill-color="#ff860d" draw:opacity="50%"/>
      <style:text-properties fo:font-size="10pt" style:font-size-asian="10pt" style:font-size-complex="10pt"/>
    </style:style>
    <style:style style:name="ch15" style:family="chart" style:data-style-name="N0">
      <style:chart-properties chart:symbol-type="automatic" chart:symbol-width="0.175cm" chart:symbol-height="0.175cm" chart:link-data-style-to-source="true"/>
      <style:graphic-properties draw:stroke="none" draw:fill-color="#00a933" draw:opacity="50%"/>
      <style:text-properties fo:font-size="10pt" style:font-size-asian="10pt" style:font-size-complex="10pt"/>
    </style:style>
    <style:style style:name="ch16" style:family="chart" style:data-style-name="N0">
      <style:chart-properties chart:symbol-type="automatic" chart:symbol-width="0.175cm" chart:symbol-height="0.175cm" chart:link-data-style-to-source="true"/>
      <style:graphic-properties draw:stroke="none" draw:fill-color="#83caff" draw:opacity="50%" dr3d:edge-rounding="5%"/>
      <style:text-properties fo:font-size="10pt" style:font-size-asian="10pt" style:font-size-complex="10pt"/>
    </style:style>
    <style:style style:name="ch17" style:family="chart" style:data-style-name="N11">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11">
      <style:chart-properties chart:symbol-type="none" chart:link-data-style-to-source="true"/>
      <style:graphic-properties svg:stroke-width="0.08cm" svg:stroke-color="#ffd320" draw:fill-color="#ffd320"/>
      <style:text-properties fo:font-size="10pt" style:font-size-asian="10pt" style:font-size-complex="10pt"/>
    </style:style>
    <style:style style:name="ch19" style:family="chart" style:data-style-name="N11">
      <style:chart-properties chart:symbol-type="none" chart:link-data-style-to-source="true"/>
      <style:graphic-properties svg:stroke-width="0.08cm" svg:stroke-color="#4b1f6f" draw:fill-color="#4b1f6f"/>
      <style:text-properties fo:font-size="10pt" style:font-size-asian="10pt" style:font-size-complex="10pt"/>
    </style:style>
    <style:style style:name="ch20" style:family="chart" style:data-style-name="N11">
      <style:chart-properties chart:symbol-type="none" chart:link-data-style-to-source="true"/>
      <style:graphic-properties svg:stroke-width="0.08cm" svg:stroke-color="#ff950e" draw:fill-color="#ff950e"/>
      <style:text-properties fo:font-size="10pt" style:font-size-asian="10pt" style:font-size-complex="10pt"/>
    </style:style>
    <style:style style:name="ch21" style:family="chart" style:data-style-name="N11">
      <style:chart-properties chart:symbol-type="none" chart:link-data-style-to-source="true"/>
      <style:graphic-properties svg:stroke-width="0.08cm" svg:stroke-color="#00a933" draw:fill-color="#00a933"/>
      <style:text-properties fo:font-size="10pt" style:font-size-asian="10pt" style:font-size-complex="10pt"/>
    </style:style>
    <style:style style:name="ch22" style:family="chart" style:data-style-name="N11">
      <style:chart-properties chart:symbol-type="none" chart:link-data-style-to-source="true"/>
      <style:graphic-properties svg:stroke-width="0.08cm" svg:stroke-color="#83caff" draw:fill-color="#83caff"/>
      <style:text-properties fo:font-size="10pt" style:font-size-asian="10pt" style:font-size-complex="10pt"/>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21.586cm" svg:height="12.144cm" xlink:href="." xlink:type="simple" chart:class="chart:bar" chart:style-name="ch1">
        <chart:title svg:x="6.339cm" svg:y="0.378cm" chart:style-name="ch2">
          <text:p>Minimax heuristic performance comparison</text:p>
        </chart:title>
        <chart:legend chart:legend-position="end" svg:x="18.506cm" svg:y="2.998cm" style:legend-expansion="high" chart:style-name="ch3"/>
        <chart:plot-area chart:style-name="ch4" chart:data-source-has-labels="both" svg:x="1.432cm" svg:y="1.425cm" svg:width="15.661cm" svg:height="9.506cm">
          <chartooo:coordinate-region svg:x="2.826cm" svg:y="1.627cm" svg:width="12.83cm" svg:height="8.651cm"/>
          <chart:axis chart:dimension="x" chart:name="primary-x" chart:style-name="ch5" chartooo:axis-type="auto">
            <chartooo:date-scale/>
            <chart:title svg:x="8.295cm" svg:y="11.173cm" chart:style-name="ch6">
              <text:p>Time per turn</text:p>
            </chart:title>
            <chart:categories table:cell-range-address="local-table.$A$2:.$A$4"/>
            <chart:grid chart:style-name="ch7" chart:class="major"/>
          </chart:axis>
          <chart:axis chart:dimension="y" chart:name="primary-y" chart:style-name="ch8">
            <chart:title svg:x="0.451cm" svg:y="8.14cm" chart:style-name="ch9">
              <text:p>Number of nodes expanded</text:p>
            </chart:title>
            <chart:grid chart:style-name="ch7" chart:class="major"/>
          </chart:axis>
          <chart:axis chart:dimension="y" chart:name="secondary-y" chart:style-name="ch10">
            <chart:title svg:x="17.524cm" svg:y="7.611cm" chart:style-name="ch9">
              <text:p>% of winning games</text:p>
            </chart:title>
          </chart:axis>
          <chart:series chart:attached-axis="primary-y" chart:style-name="ch11" chart:values-cell-range-address="local-table.$B$2:.$B$4" chart:label-cell-address="local-table.$B$1" chart:class="chart:bar">
            <chart:data-point chart:repeated="3"/>
          </chart:series>
          <chart:series chart:attached-axis="primary-y" chart:style-name="ch12" chart:values-cell-range-address="local-table.$C$2:.$C$4" chart:label-cell-address="local-table.$C$1" chart:class="chart:bar">
            <chart:data-point chart:repeated="3"/>
          </chart:series>
          <chart:series chart:attached-axis="primary-y" chart:style-name="ch13" chart:values-cell-range-address="local-table.$D$2:.$D$4" chart:label-cell-address="local-table.$D$1" chart:class="chart:bar">
            <chart:data-point chart:repeated="3"/>
          </chart:series>
          <chart:series chart:attached-axis="primary-y" chart:style-name="ch14" chart:values-cell-range-address="local-table.$E$2:.$E$4" chart:label-cell-address="local-table.$E$1" chart:class="chart:bar">
            <chart:data-point chart:repeated="3"/>
          </chart:series>
          <chart:series chart:attached-axis="primary-y" chart:style-name="ch15" chart:values-cell-range-address="local-table.$F$2:.$F$4" chart:label-cell-address="local-table.$F$1" chart:class="chart:bar">
            <chart:data-point chart:repeated="3"/>
          </chart:series>
          <chart:series chart:attached-axis="primary-y" chart:style-name="ch16" chart:values-cell-range-address="local-table.$G$2:.$G$4" chart:label-cell-address="local-table.$G$1" chart:class="chart:bar">
            <chart:data-point chart:repeated="3"/>
          </chart:series>
          <chart:series chart:attached-axis="secondary-y" chart:style-name="ch17" chart:values-cell-range-address="local-table.$H$2:.$H$4" chart:label-cell-address="local-table.$H$1" chart:class="chart:line">
            <chart:data-point chart:repeated="3"/>
          </chart:series>
          <chart:series chart:attached-axis="secondary-y" chart:style-name="ch18" chart:values-cell-range-address="local-table.$I$2:.$I$4" chart:label-cell-address="local-table.$I$1" chart:class="chart:line">
            <chart:data-point chart:repeated="3"/>
          </chart:series>
          <chart:series chart:attached-axis="secondary-y" chart:style-name="ch19" chart:values-cell-range-address="local-table.$J$2:.$J$4" chart:label-cell-address="local-table.$J$1" chart:class="chart:line">
            <chart:data-point chart:repeated="3"/>
          </chart:series>
          <chart:series chart:attached-axis="secondary-y" chart:style-name="ch20" chart:values-cell-range-address="local-table.$K$2:.$K$4" chart:label-cell-address="local-table.$K$1" chart:class="chart:line">
            <chart:data-point chart:repeated="3"/>
          </chart:series>
          <chart:series chart:attached-axis="secondary-y" chart:style-name="ch21" chart:values-cell-range-address="local-table.$L$2:.$L$4" chart:label-cell-address="local-table.$L$1" chart:class="chart:line">
            <chart:data-point chart:repeated="3"/>
          </chart:series>
          <chart:series chart:attached-axis="secondary-y" chart:style-name="ch22" chart:values-cell-range-address="local-table.$M$2:.$M$4" chart:label-cell-address="local-table.$M$1" chart:class="chart:line">
            <chart:data-point chart:repeated="3"/>
          </chart:series>
          <chart:wall chart:style-name="ch23"/>
          <chart:floor chart:style-name="ch24"/>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heuristic5</text:p>
              </table:table-cell>
              <table:table-cell office:value-type="string">
                <text:p>heuristic7</text:p>
              </table:table-cell>
              <table:table-cell office:value-type="string">
                <text:p>heuristic8</text:p>
              </table:table-cell>
              <table:table-cell office:value-type="string">
                <text:p>heuristic9</text:p>
              </table:table-cell>
              <table:table-cell office:value-type="string">
                <text:p>heuristic10</text:p>
              </table:table-cell>
              <table:table-cell office:value-type="string">
                <text:p>heuristic11</text:p>
              </table:table-cell>
              <table:table-cell office:value-type="string">
                <text:p>heuristic5</text:p>
              </table:table-cell>
              <table:table-cell office:value-type="string">
                <text:p>heuristic7</text:p>
              </table:table-cell>
              <table:table-cell office:value-type="string">
                <text:p>heuristic8</text:p>
              </table:table-cell>
              <table:table-cell office:value-type="string">
                <text:p>heuristic9</text:p>
              </table:table-cell>
              <table:table-cell office:value-type="string">
                <text:p>heuristic10</text:p>
              </table:table-cell>
              <table:table-cell office:value-type="string">
                <text:p>heuristic11</text:p>
              </table:table-cell>
            </table:table-row>
          </table:table-header-rows>
          <table:table-rows>
            <table:table-row>
              <table:table-cell office:value-type="float" office:value="50">
                <text:p>50</text:p>
              </table:table-cell>
              <table:table-cell office:value-type="float" office:value="27735">
                <text:p>27735</text:p>
              </table:table-cell>
              <table:table-cell office:value-type="float" office:value="27485">
                <text:p>27485</text:p>
              </table:table-cell>
              <table:table-cell office:value-type="float" office:value="27583">
                <text:p>27583</text:p>
              </table:table-cell>
              <table:table-cell office:value-type="float" office:value="27052">
                <text:p>27052</text:p>
              </table:table-cell>
              <table:table-cell office:value-type="float" office:value="27510">
                <text:p>27510</text:p>
              </table:table-cell>
              <table:table-cell office:value-type="float" office:value="25104">
                <text:p>25104</text:p>
              </table:table-cell>
              <table:table-cell office:value-type="float" office:value="0.665">
                <text:p>0.665</text:p>
              </table:table-cell>
              <table:table-cell office:value-type="float" office:value="0.7">
                <text:p>0.7</text:p>
              </table:table-cell>
              <table:table-cell office:value-type="float" office:value="0.645">
                <text:p>0.645</text:p>
              </table:table-cell>
              <table:table-cell office:value-type="float" office:value="0.678">
                <text:p>0.678</text:p>
              </table:table-cell>
              <table:table-cell office:value-type="float" office:value="0.63">
                <text:p>0.63</text:p>
              </table:table-cell>
              <table:table-cell office:value-type="float" office:value="0.63">
                <text:p>0.63</text:p>
              </table:table-cell>
            </table:table-row>
            <table:table-row>
              <table:table-cell office:value-type="float" office:value="150">
                <text:p>150</text:p>
              </table:table-cell>
              <table:table-cell office:value-type="float" office:value="79176">
                <text:p>79176</text:p>
              </table:table-cell>
              <table:table-cell office:value-type="float" office:value="77248">
                <text:p>77248</text:p>
              </table:table-cell>
              <table:table-cell office:value-type="float" office:value="76808">
                <text:p>76808</text:p>
              </table:table-cell>
              <table:table-cell office:value-type="float" office:value="77332">
                <text:p>77332</text:p>
              </table:table-cell>
              <table:table-cell office:value-type="float" office:value="75711">
                <text:p>75711</text:p>
              </table:table-cell>
              <table:table-cell office:value-type="float" office:value="78130">
                <text:p>78130</text:p>
              </table:table-cell>
              <table:table-cell office:value-type="float" office:value="0.728">
                <text:p>0.728</text:p>
              </table:table-cell>
              <table:table-cell office:value-type="float" office:value="0.735">
                <text:p>0.735</text:p>
              </table:table-cell>
              <table:table-cell office:value-type="float" office:value="0.745">
                <text:p>0.745</text:p>
              </table:table-cell>
              <table:table-cell office:value-type="float" office:value="0.745">
                <text:p>0.745</text:p>
              </table:table-cell>
              <table:table-cell office:value-type="float" office:value="0.72">
                <text:p>0.72</text:p>
              </table:table-cell>
              <table:table-cell office:value-type="float" office:value="0.725">
                <text:p>0.725</text:p>
              </table:table-cell>
            </table:table-row>
            <table:table-row>
              <table:table-cell office:value-type="float" office:value="300">
                <text:p>300</text:p>
              </table:table-cell>
              <table:table-cell office:value-type="float" office:value="143124">
                <text:p>143124</text:p>
              </table:table-cell>
              <table:table-cell office:value-type="float" office:value="139954">
                <text:p>139954</text:p>
              </table:table-cell>
              <table:table-cell office:value-type="float" office:value="144291">
                <text:p>144291</text:p>
              </table:table-cell>
              <table:table-cell office:value-type="float" office:value="141457">
                <text:p>141457</text:p>
              </table:table-cell>
              <table:table-cell office:value-type="float" office:value="141838">
                <text:p>141838</text:p>
              </table:table-cell>
              <table:table-cell office:value-type="float" office:value="143100">
                <text:p>143100</text:p>
              </table:table-cell>
              <table:table-cell office:value-type="float" office:value="0.8">
                <text:p>0.8</text:p>
              </table:table-cell>
              <table:table-cell office:value-type="float" office:value="0.728">
                <text:p>0.728</text:p>
              </table:table-cell>
              <table:table-cell office:value-type="float" office:value="0.715">
                <text:p>0.715</text:p>
              </table:table-cell>
              <table:table-cell office:value-type="float" office:value="0.795">
                <text:p>0.795</text:p>
              </table:table-cell>
              <table:table-cell office:value-type="float" office:value="0.722">
                <text:p>0.722</text:p>
              </table:table-cell>
              <table:table-cell office:value-type="float" office:value="0.79">
                <text:p>0.79</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opacity draw:name="ChartTransparencyGradient_20_1" draw:display-name="ChartTransparencyGradient 1" draw:style="radial" draw:cx="50%" draw:cy="50%" draw:start="100%" draw:end="100%" draw:border="0%"/>
    <draw:opacity draw:name="ChartTransparencyGradient_20_2" draw:display-name="ChartTransparencyGradient 2" draw:style="radial" draw:cx="50%" draw:cy="50%" draw:start="20%" draw:end="100%" draw:border="0%"/>
    <draw:opacity draw:name="ChartTransparencyGradient_20_3" draw:display-name="ChartTransparencyGradient 3" draw:style="radial" draw:cx="50%" draw:cy="50%" draw:start="0%" draw:end="100%" draw:border="0%"/>
    <draw:opacity draw:name="ChartTransparencyGradient_20_4" draw:display-name="ChartTransparencyGradient 4" draw:style="square" draw:cx="50%" draw:cy="50%" draw:start="0%" draw:end="100%" draw:angle="0" draw:border="0%"/>
    <draw:stroke-dash draw:name="Dashed_20__28_var_29__20_4" draw:display-name="Dashed (var) 4" draw:style="rect" draw:dots1="1" draw:dots1-length="0.02cm" draw:dots2="1" draw:dots2-length="0.02cm" draw:distance="0.02cm"/>
  </office:styles>
</office:document-styles>
</file>